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Tableau1.A9" style:family="table-cell">
      <style:table-cell-properties fo:padding="0.097cm" fo:border="none"/>
    </style:style>
    <style:style style:name="Tableau1.E9" style:family="table-cell">
      <style:table-cell-properties fo:padding="0.097cm" fo:border="none"/>
    </style:style>
    <style:style style:name="Tableau1.G9" style:family="table-cell">
      <style:table-cell-properties fo:padding="0.097cm" fo:border="none"/>
    </style:style>
    <style:style style:name="Tableau1.A10" style:family="table-cell">
      <style:table-cell-properties fo:padding="0.097cm" fo:border="none"/>
    </style:style>
    <style:style style:name="Tableau1.E10" style:family="table-cell">
      <style:table-cell-properties fo:padding="0.097cm" fo:border-left="none" fo:border-right="none" fo:border-top="0.05pt solid #000000" fo:border-bottom="none"/>
    </style:style>
    <style:style style:name="Tableau1.G10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8" text:outline-level="1">FACTURATION DES ACTES AMG SUD</text:h>
      <text:h text:style-name="Heading_20_1" text:outline-level="1">Référence état : <text:s/><text:text-input text:description="&lt;ref_statement&gt;">&lt;ref_statement&gt;</text:text-input></text:h>
      <text:p text:style-name="P7">Nombre ligne :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o.partner_id.dob&gt;">dob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acte and formatLang(line.invoice_id.date_acte,date=True) or ''&gt;">&lt;line.invoice_id.date_invoice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6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3">Subtotal :</text:p>
          </table:table-cell>
          <table:covered-table-cell/>
          <table:table-cell table:style-name="Tableau1.G8" office:value-type="string">
            <text:p text:style-name="P2"><text:text-input text:description="&lt;formatLang(subtotal(),digits=0)&gt;">&lt;formatLang(subtotal(),digits=0)&gt;</text:text-input></text:p>
          </table:table-cell>
        </table:table-row>
        <table:table-row>
          <table:table-cell table:style-name="Tableau1.A9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au1.E9" table:number-columns-spanned="2" office:value-type="string">
            <text:p text:style-name="P2">Remise :</text:p>
          </table:table-cell>
          <table:covered-table-cell/>
          <table:table-cell table:style-name="Tableau1.G9" office:value-type="string">
            <text:p text:style-name="P2"><text:text-input text:description="&lt;formatLang(rebate(),digits=0)&gt;">&lt;formatLang(rebate(),digits=0)&gt;</text:text-input></text:p>
          </table:table-cell>
        </table:table-row>
        <table:table-row>
          <table:table-cell table:style-name="Tableau1.A10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au1.E10" table:number-columns-spanned="2" office:value-type="string">
            <text:p text:style-name="P5">Total :</text:p>
          </table:table-cell>
          <table:covered-table-cell/>
          <table:table-cell table:style-name="Tableau1.G10" office:value-type="string">
            <text:p text:style-name="P5"><text:text-input text:description="&lt;formatLang(total(),digits=0)&gt;">&lt;formatLang(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61cm" loext:contextual-spacing="false"/>
      <style:text-properties fo:font-size="8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7-10T21:55:32.757243105</dc:date>
    <meta:editing-duration>PT6H57M11S</meta:editing-duration>
    <meta:editing-cycles>122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25" meta:word-count="115" meta:character-count="656" meta:non-whitespace-character-count="610"/>
  </office:meta>
</office:document-meta>
</file>